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955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453in"/>
    </style:style>
    <style:style style:name="co4" style:family="table-column">
      <style:table-column-properties fo:break-before="auto" style:column-width="1.0283in"/>
    </style:style>
    <style:style style:name="co5" style:family="table-column">
      <style:table-column-properties fo:break-before="auto" style:column-width="1.411in"/>
    </style:style>
    <style:style style:name="co6" style:family="table-column">
      <style:table-column-properties fo:break-before="auto" style:column-width="0.9846in"/>
    </style:style>
    <style:style style:name="co7" style:family="table-column">
      <style:table-column-properties fo:break-before="auto" style:column-width="1.6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All ru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Rule</text:p>
          </table:table-cell>
          <table:table-cell table:style-name="ce1" office:value-type="string">
            <text:p>Support</text:p>
          </table:table-cell>
          <table:table-cell table:style-name="ce1" office:value-type="string">
            <text:p>Head coverage</text:p>
          </table:table-cell>
          <table:table-cell table:style-name="ce1" office:value-type="string">
            <text:p>Confidence</text:p>
          </table:table-cell>
          <table:table-cell table:style-name="ce1" office:value-type="string">
            <text:p>PCA Confidence</text:p>
          </table:table-cell>
          <table:table-cell table:style-name="ce1" office:value-type="string">
            <text:p>Cardinality</text:p>
          </table:table-cell>
          <table:table-cell table:style-name="ce1" office:value-type="string">
            <text:p>Body size</text:p>
          </table:table-cell>
          <table:table-cell table:style-name="ce1" office:value-type="string">
            <text:p>Functional variable</text:p>
          </table:table-cell>
        </table:table-row>
        <table:table-row table:style-name="ro1">
          <table:table-cell office:value-type="string">
            <text:p>?a <text:s/>&lt;isPreferredMeaningOf&gt; <text:s/>?b <text:s/>?a <text:s/>skos:prefLabel <text:s/>?b <text:s text:c="2"/>=&gt; ?a <text:s/>rdfs:label <text:s/>?b</text:p>
          </table:table-cell>
          <table:table-cell office:value-type="float" office:value="0.070036881">
            <text:p>0.070036881</text:p>
          </table:table-cell>
          <table:table-cell office:value-type="float" office:value="0.382220786">
            <text:p>0.382220786</text:p>
          </table:table-cell>
          <table:table-cell table:number-columns-repeated="2" office:value-type="percentage" office:value="1.000040261">
            <text:p>100.00%</text:p>
          </table:table-cell>
          <table:table-cell office:value-type="float" office:value="24839">
            <text:p>24839</text:p>
          </table:table-cell>
          <table:table-cell office:value-type="float" office:value="24838">
            <text:p>2483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skos:prefLabel <text:s/>?b <text:s text:c="2"/>=&gt; ?a <text:s/>rdfs:label <text:s/>?b</text:p>
          </table:table-cell>
          <table:table-cell office:value-type="float" office:value="0.070496481">
            <text:p>0.070496481</text:p>
          </table:table-cell>
          <table:table-cell office:value-type="float" office:value="0.384729019">
            <text:p>0.384729019</text:p>
          </table:table-cell>
          <table:table-cell table:number-columns-repeated="2" office:value-type="percentage" office:value="1.000039998">
            <text:p>100.00%</text:p>
          </table:table-cell>
          <table:table-cell office:value-type="float" office:value="25002">
            <text:p>25002</text:p>
          </table:table-cell>
          <table:table-cell office:value-type="float" office:value="25001">
            <text:p>2500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PreferredMeaningOf&gt; <text:s/>?b <text:s text:c="2"/>=&gt; ?a <text:s/>rdfs:label <text:s/>?b</text:p>
          </table:table-cell>
          <table:table-cell office:value-type="float" office:value="0.070860214">
            <text:p>0.070860214</text:p>
          </table:table-cell>
          <table:table-cell office:value-type="float" office:value="0.386714061">
            <text:p>0.386714061</text:p>
          </table:table-cell>
          <table:table-cell office:value-type="percentage" office:value="1">
            <text:p>100.00%</text:p>
          </table:table-cell>
          <table:table-cell office:value-type="percentage" office:value="1.000039793">
            <text:p>100.00%</text:p>
          </table:table-cell>
          <table:table-cell table:number-columns-repeated="2" office:value-type="float" office:value="25131">
            <text:p>2513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composerOf&gt; <text:s/>?b <text:s text:c="2"/>=&gt; ?a <text:s/>&lt;wroteMusicFor&gt; <text:s/>?b</text:p>
          </table:table-cell>
          <table:table-cell office:value-type="float" office:value="0.000005639">
            <text:p>0.000005639</text:p>
          </table:table-cell>
          <table:table-cell office:value-type="float" office:value="0.010695187">
            <text:p>0.010695187</text:p>
          </table:table-cell>
          <table:table-cell office:value-type="percentage" office:value="0.000813339">
            <text:p>0.08%</text:p>
          </table:table-cell>
          <table:table-cell office:value-type="percentage" office:value="1">
            <text:p>100.00%</text:p>
          </table:table-cell>
          <table:table-cell office:value-type="float" office:value="2">
            <text:p>2</text:p>
          </table:table-cell>
          <table:table-cell office:value-type="float" office:value="2459">
            <text:p>245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created&gt; <text:s/>?b <text:s text:c="2"/>=&gt; ?a <text:s/>&lt;wroteMusicFor&gt; <text:s/>?b</text:p>
          </table:table-cell>
          <table:table-cell office:value-type="float" office:value="0.000005639">
            <text:p>0.000005639</text:p>
          </table:table-cell>
          <table:table-cell office:value-type="float" office:value="0.010695187">
            <text:p>0.010695187</text:p>
          </table:table-cell>
          <table:table-cell office:value-type="percentage" office:value="0.001007557">
            <text:p>0.10%</text:p>
          </table:table-cell>
          <table:table-cell office:value-type="percentage" office:value="1">
            <text:p>100.00%</text:p>
          </table:table-cell>
          <table:table-cell office:value-type="float" office:value="2">
            <text:p>2</text:p>
          </table:table-cell>
          <table:table-cell office:value-type="float" office:value="1985">
            <text:p>198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MarriedTo&gt; <text:s/>?b <text:s text:c="2"/>=&gt; ?a <text:s/>&lt;hasChild&gt; <text:s/>?b</text:p>
          </table:table-cell>
          <table:table-cell office:value-type="float" office:value="0.000005639">
            <text:p>0.000005639</text:p>
          </table:table-cell>
          <table:table-cell office:value-type="float" office:value="0.015873016">
            <text:p>0.015873016</text:p>
          </table:table-cell>
          <table:table-cell office:value-type="percentage" office:value="0.009090909">
            <text:p>0.91%</text:p>
          </table:table-cell>
          <table:table-cell office:value-type="percentage" office:value="1">
            <text:p>100.00%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irected&gt; <text:s/>?b <text:s text:c="2"/>=&gt; ?a <text:s/>&lt;created&gt; <text:s/>?b</text:p>
          </table:table-cell>
          <table:table-cell office:value-type="float" office:value="0.000219931">
            <text:p>0.000219931</text:p>
          </table:table-cell>
          <table:table-cell office:value-type="float" office:value="0.03929471">
            <text:p>0.03929471</text:p>
          </table:table-cell>
          <table:table-cell office:value-type="percentage" office:value="0.267123288">
            <text:p>26.71%</text:p>
          </table:table-cell>
          <table:table-cell office:value-type="percentage" office:value="1">
            <text:p>100.00%</text:p>
          </table:table-cell>
          <table:table-cell office:value-type="float" office:value="78">
            <text:p>78</text:p>
          </table:table-cell>
          <table:table-cell office:value-type="float" office:value="292">
            <text:p>29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created&gt; <text:s/>?b <text:s text:c="2"/>=&gt; ?a <text:s/>&lt;directed&gt; <text:s/>?b</text:p>
          </table:table-cell>
          <table:table-cell office:value-type="float" office:value="0.000219931">
            <text:p>0.000219931</text:p>
          </table:table-cell>
          <table:table-cell office:value-type="float" office:value="0.267123288">
            <text:p>0.267123288</text:p>
          </table:table-cell>
          <table:table-cell office:value-type="percentage" office:value="0.03929471">
            <text:p>3.93%</text:p>
          </table:table-cell>
          <table:table-cell office:value-type="percentage" office:value="1">
            <text:p>100.00%</text:p>
          </table:table-cell>
          <table:table-cell office:value-type="float" office:value="78">
            <text:p>78</text:p>
          </table:table-cell>
          <table:table-cell office:value-type="float" office:value="1985">
            <text:p>198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riterOf&gt; <text:s/>?b <text:s text:c="2"/>=&gt; ?a <text:s/>&lt;directed&gt; <text:s/>?b</text:p>
          </table:table-cell>
          <table:table-cell office:value-type="float" office:value="0.000011279">
            <text:p>0.000011279</text:p>
          </table:table-cell>
          <table:table-cell office:value-type="float" office:value="0.01369863">
            <text:p>0.01369863</text:p>
          </table:table-cell>
          <table:table-cell office:value-type="percentage" office:value="0.000696136">
            <text:p>0.07%</text:p>
          </table:table-cell>
          <table:table-cell office:value-type="percentage" office:value="1">
            <text:p>100.00%</text:p>
          </table:table-cell>
          <table:table-cell office:value-type="float" office:value="4">
            <text:p>4</text:p>
          </table:table-cell>
          <table:table-cell office:value-type="float" office:value="5746">
            <text:p>574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playsFor&gt; <text:s/>?b <text:s text:c="2"/>=&gt; ?a <text:s/>&lt;isAffiliatedTo&gt; <text:s/>?b</text:p>
          </table:table-cell>
          <table:table-cell office:value-type="float" office:value="0.007192886">
            <text:p>0.007192886</text:p>
          </table:table-cell>
          <table:table-cell office:value-type="float" office:value="0.833115611">
            <text:p>0.833115611</text:p>
          </table:table-cell>
          <table:table-cell table:number-columns-repeated="2" office:value-type="percentage" office:value="1">
            <text:p>100.00%</text:p>
          </table:table-cell>
          <table:table-cell table:number-columns-repeated="2" office:value-type="float" office:value="2551">
            <text:p>255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mdb:actedIn&gt; <text:s/>?b <text:s/>?a <text:s/>&lt;writerOf&gt; <text:s/>?b <text:s text:c="2"/>=&gt; ?a <text:s/>&lt;editorOf&gt; <text:s/>?b</text:p>
          </table:table-cell>
          <table:table-cell office:value-type="float" office:value="0.000203014">
            <text:p>0.000203014</text:p>
          </table:table-cell>
          <table:table-cell office:value-type="float" office:value="0.085207101">
            <text:p>0.085207101</text:p>
          </table:table-cell>
          <table:table-cell office:value-type="percentage" office:value="0.121621622">
            <text:p>12.16%</text:p>
          </table:table-cell>
          <table:table-cell office:value-type="percentage" office:value="1">
            <text:p>100.00%</text:p>
          </table:table-cell>
          <table:table-cell office:value-type="float" office:value="72">
            <text:p>72</text:p>
          </table:table-cell>
          <table:table-cell office:value-type="float" office:value="592">
            <text:p>59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composerOf&gt; <text:s/>?b <text:s/>?a <text:s/>&lt;producerOf&gt; <text:s/>?b <text:s text:c="2"/>=&gt; ?a <text:s/>&lt;editorOf&gt; <text:s/>?b</text:p>
          </table:table-cell>
          <table:table-cell office:value-type="float" office:value="0.000028196">
            <text:p>0.000028196</text:p>
          </table:table-cell>
          <table:table-cell office:value-type="float" office:value="0.01183432">
            <text:p>0.01183432</text:p>
          </table:table-cell>
          <table:table-cell office:value-type="percentage" office:value="0.37037037">
            <text:p>37.04%</text:p>
          </table:table-cell>
          <table:table-cell office:value-type="percentage" office:value="1">
            <text:p>100.00%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composerOf&gt; <text:s/>?b <text:s/>?a <text:s/>&lt;writerOf&gt; <text:s/>?b <text:s text:c="2"/>=&gt; ?a <text:s/>&lt;editorOf&gt; <text:s/>?b</text:p>
          </table:table-cell>
          <table:table-cell office:value-type="float" office:value="0.000028196">
            <text:p>0.000028196</text:p>
          </table:table-cell>
          <table:table-cell office:value-type="float" office:value="0.01183432">
            <text:p>0.01183432</text:p>
          </table:table-cell>
          <table:table-cell office:value-type="percentage" office:value="0.243902439">
            <text:p>24.39%</text:p>
          </table:table-cell>
          <table:table-cell office:value-type="percentage" office:value="1">
            <text:p>100.00%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editorOf&gt; <text:s/>?b <text:s/>?a <text:s/>&lt;imdb:actedIn&gt; <text:s/>?b <text:s text:c="2"/>=&gt; ?a <text:s/>&lt;producerOf&gt; <text:s/>?b</text:p>
          </table:table-cell>
          <table:table-cell office:value-type="float" office:value="0.000217112">
            <text:p>0.000217112</text:p>
          </table:table-cell>
          <table:table-cell office:value-type="float" office:value="0.010193275">
            <text:p>0.010193275</text:p>
          </table:table-cell>
          <table:table-cell office:value-type="percentage" office:value="0.810526316">
            <text:p>81.05%</text:p>
          </table:table-cell>
          <table:table-cell office:value-type="percentage" office:value="1">
            <text:p>100.00%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editorOf&gt; <text:s/>?b <text:s/>?a <text:s/>&lt;writerOf&gt; <text:s/>?b <text:s text:c="2"/>=&gt; ?a <text:s/>&lt;producerOf&gt; <text:s/>?b</text:p>
          </table:table-cell>
          <table:table-cell office:value-type="float" office:value="0.000372192">
            <text:p>0.000372192</text:p>
          </table:table-cell>
          <table:table-cell office:value-type="float" office:value="0.017474186">
            <text:p>0.017474186</text:p>
          </table:table-cell>
          <table:table-cell office:value-type="percentage" office:value="0.741573034">
            <text:p>74.16%</text:p>
          </table:table-cell>
          <table:table-cell office:value-type="percentage" office:value="1">
            <text:p>100.00%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mdb:actedIn&gt; <text:s/>?b <text:s/>?a <text:s/>&lt;producerOf&gt; <text:s/>?b <text:s text:c="2"/>=&gt; ?a <text:s/>&lt;writerOf&gt; <text:s/>?b</text:p>
          </table:table-cell>
          <table:table-cell office:value-type="float" office:value="0.000637237">
            <text:p>0.000637237</text:p>
          </table:table-cell>
          <table:table-cell office:value-type="float" office:value="0.039331709">
            <text:p>0.039331709</text:p>
          </table:table-cell>
          <table:table-cell office:value-type="percentage" office:value="0.442270059">
            <text:p>44.23%</text:p>
          </table:table-cell>
          <table:table-cell office:value-type="percentage" office:value="1">
            <text:p>100.00%</text:p>
          </table:table-cell>
          <table:table-cell office:value-type="float" office:value="226">
            <text:p>226</text:p>
          </table:table-cell>
          <table:table-cell office:value-type="float" office:value="511">
            <text:p>51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editorOf&gt; <text:s/>?b <text:s/>?a <text:s/>&lt;producerOf&gt; <text:s/>?b <text:s text:c="2"/>=&gt; ?a <text:s/>&lt;writerOf&gt; <text:s/>?b</text:p>
          </table:table-cell>
          <table:table-cell office:value-type="float" office:value="0.000372192">
            <text:p>0.000372192</text:p>
          </table:table-cell>
          <table:table-cell office:value-type="float" office:value="0.022972503">
            <text:p>0.022972503</text:p>
          </table:table-cell>
          <table:table-cell office:value-type="percentage" office:value="0.729281768">
            <text:p>72.93%</text:p>
          </table:table-cell>
          <table:table-cell office:value-type="percentage" office:value="1">
            <text:p>100.00%</text:p>
          </table:table-cell>
          <table:table-cell office:value-type="float" office:value="132">
            <text:p>132</text:p>
          </table:table-cell>
          <table:table-cell office:value-type="float" office:value="181">
            <text:p>18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editorOf&gt; <text:s/>?b <text:s/>?a <text:s/>&lt;imdb:actedIn&gt; <text:s/>?b <text:s text:c="2"/>=&gt; ?a <text:s/>&lt;writerOf&gt; <text:s/>?b</text:p>
          </table:table-cell>
          <table:table-cell office:value-type="float" office:value="0.000203014">
            <text:p>0.000203014</text:p>
          </table:table-cell>
          <table:table-cell office:value-type="float" office:value="0.012530456">
            <text:p>0.012530456</text:p>
          </table:table-cell>
          <table:table-cell office:value-type="percentage" office:value="0.757894737">
            <text:p>75.79%</text:p>
          </table:table-cell>
          <table:table-cell office:value-type="percentage" office:value="1">
            <text:p>100.00%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skos:prefLabel <text:s/>?b <text:s text:c="2"/>=&gt; ?a <text:s/>&lt;isPreferredMeaningOf&gt; <text:s/>?b</text:p>
          </table:table-cell>
          <table:table-cell office:value-type="float" office:value="0.070034061">
            <text:p>0.070034061</text:p>
          </table:table-cell>
          <table:table-cell office:value-type="float" office:value="0.988341093">
            <text:p>0.988341093</text:p>
          </table:table-cell>
          <table:table-cell office:value-type="percentage" office:value="0.993480261">
            <text:p>99.35%</text:p>
          </table:table-cell>
          <table:table-cell office:value-type="percentage" office:value="0.999959741">
            <text:p>100.00%</text:p>
          </table:table-cell>
          <table:table-cell office:value-type="float" office:value="24838">
            <text:p>24838</text:p>
          </table:table-cell>
          <table:table-cell office:value-type="float" office:value="25001">
            <text:p>2500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rdfs:label <text:s/>?b <text:s/>?a <text:s/>skos:prefLabel <text:s/>?b <text:s text:c="2"/>=&gt; ?a <text:s/>&lt;isPreferredMeaningOf&gt; <text:s/>?b</text:p>
          </table:table-cell>
          <table:table-cell office:value-type="float" office:value="0.070034061">
            <text:p>0.070034061</text:p>
          </table:table-cell>
          <table:table-cell office:value-type="float" office:value="0.988341093">
            <text:p>0.988341093</text:p>
          </table:table-cell>
          <table:table-cell office:value-type="percentage" office:value="0.993480261">
            <text:p>99.35%</text:p>
          </table:table-cell>
          <table:table-cell office:value-type="percentage" office:value="0.999959741">
            <text:p>100.00%</text:p>
          </table:table-cell>
          <table:table-cell office:value-type="float" office:value="24838">
            <text:p>24838</text:p>
          </table:table-cell>
          <table:table-cell office:value-type="float" office:value="25001">
            <text:p>2500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rdfs:label <text:s/>?b <text:s text:c="2"/>=&gt; ?a <text:s/>&lt;isPreferredMeaningOf&gt; <text:s/>?b</text:p>
          </table:table-cell>
          <table:table-cell office:value-type="float" office:value="0.070857394">
            <text:p>0.070857394</text:p>
          </table:table-cell>
          <table:table-cell office:value-type="float" office:value="0.999960209">
            <text:p>0.999960209</text:p>
          </table:table-cell>
          <table:table-cell office:value-type="percentage" office:value="0.386698674">
            <text:p>38.67%</text:p>
          </table:table-cell>
          <table:table-cell office:value-type="percentage" office:value="0.999522711">
            <text:p>99.95%</text:p>
          </table:table-cell>
          <table:table-cell office:value-type="float" office:value="25130">
            <text:p>25130</text:p>
          </table:table-cell>
          <table:table-cell office:value-type="float" office:value="64986">
            <text:p>6498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PreferredMeaningOf&gt; <text:s/>?b <text:s/>?a <text:s/>rdfs:label <text:s/>?b <text:s text:c="2"/>=&gt; ?a <text:s/>skos:prefLabel <text:s/>?b</text:p>
          </table:table-cell>
          <table:table-cell office:value-type="float" office:value="0.070034061">
            <text:p>0.070034061</text:p>
          </table:table-cell>
          <table:table-cell office:value-type="float" office:value="0.993480261">
            <text:p>0.993480261</text:p>
          </table:table-cell>
          <table:table-cell table:number-columns-repeated="2" office:value-type="percentage" office:value="0.988380422">
            <text:p>98.84%</text:p>
          </table:table-cell>
          <table:table-cell office:value-type="float" office:value="24838">
            <text:p>24838</text:p>
          </table:table-cell>
          <table:table-cell office:value-type="float" office:value="25130">
            <text:p>2513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PreferredMeaningOf&gt; <text:s/>?b <text:s text:c="2"/>=&gt; ?a <text:s/>skos:prefLabel <text:s/>?b</text:p>
          </table:table-cell>
          <table:table-cell office:value-type="float" office:value="0.070034061">
            <text:p>0.070034061</text:p>
          </table:table-cell>
          <table:table-cell office:value-type="float" office:value="0.993480261">
            <text:p>0.993480261</text:p>
          </table:table-cell>
          <table:table-cell table:number-columns-repeated="2" office:value-type="percentage" office:value="0.988341093">
            <text:p>98.83%</text:p>
          </table:table-cell>
          <table:table-cell office:value-type="float" office:value="24838">
            <text:p>24838</text:p>
          </table:table-cell>
          <table:table-cell office:value-type="float" office:value="25131">
            <text:p>2513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mdb:actedIn&gt; <text:s/>?b <text:s/>?a <text:s/>&lt;producerOf&gt; <text:s/>?b <text:s text:c="2"/>=&gt; ?a <text:s/>&lt;editorOf&gt; <text:s/>?b</text:p>
          </table:table-cell>
          <table:table-cell office:value-type="float" office:value="0.000217112">
            <text:p>0.000217112</text:p>
          </table:table-cell>
          <table:table-cell office:value-type="float" office:value="0.09112426">
            <text:p>0.09112426</text:p>
          </table:table-cell>
          <table:table-cell office:value-type="percentage" office:value="0.150684932">
            <text:p>15.07%</text:p>
          </table:table-cell>
          <table:table-cell office:value-type="percentage" office:value="0.987179487">
            <text:p>98.72%</text:p>
          </table:table-cell>
          <table:table-cell office:value-type="float" office:value="77">
            <text:p>77</text:p>
          </table:table-cell>
          <table:table-cell office:value-type="float" office:value="511">
            <text:p>51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playsFor&gt; <text:s/>?b</text:p>
          </table:table-cell>
          <table:table-cell office:value-type="float" office:value="0.007192886">
            <text:p>0.007192886</text:p>
          </table:table-cell>
          <table:table-cell office:value-type="float" office:value="1">
            <text:p>1</text:p>
          </table:table-cell>
          <table:table-cell office:value-type="percentage" office:value="0.833115611">
            <text:p>83.31%</text:p>
          </table:table-cell>
          <table:table-cell office:value-type="percentage" office:value="0.986465584">
            <text:p>98.65%</text:p>
          </table:table-cell>
          <table:table-cell office:value-type="float" office:value="2551">
            <text:p>2551</text:p>
          </table:table-cell>
          <table:table-cell office:value-type="float" office:value="3062">
            <text:p>306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producerOf&gt; <text:s/>?b <text:s/>?a <text:s/>&lt;writerOf&gt; <text:s/>?b <text:s text:c="2"/>=&gt; ?a <text:s/>&lt;editorOf&gt; <text:s/>?b</text:p>
          </table:table-cell>
          <table:table-cell office:value-type="float" office:value="0.000372192">
            <text:p>0.000372192</text:p>
          </table:table-cell>
          <table:table-cell office:value-type="float" office:value="0.156213018">
            <text:p>0.156213018</text:p>
          </table:table-cell>
          <table:table-cell office:value-type="percentage" office:value="0.124645892">
            <text:p>12.46%</text:p>
          </table:table-cell>
          <table:table-cell office:value-type="percentage" office:value="0.985074627">
            <text:p>98.51%</text:p>
          </table:table-cell>
          <table:table-cell office:value-type="float" office:value="132">
            <text:p>132</text:p>
          </table:table-cell>
          <table:table-cell office:value-type="float" office:value="1059">
            <text:p>105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mdb:actedIn&gt; <text:s/>?b <text:s/>?a <text:s/>&lt;writerOf&gt; <text:s/>?b <text:s text:c="2"/>=&gt; ?a <text:s/>&lt;producerOf&gt; <text:s/>?b</text:p>
          </table:table-cell>
          <table:table-cell office:value-type="float" office:value="0.000637237">
            <text:p>0.000637237</text:p>
          </table:table-cell>
          <table:table-cell office:value-type="float" office:value="0.029917924">
            <text:p>0.029917924</text:p>
          </table:table-cell>
          <table:table-cell office:value-type="percentage" office:value="0.381756757">
            <text:p>38.18%</text:p>
          </table:table-cell>
          <table:table-cell office:value-type="percentage" office:value="0.982608696">
            <text:p>98.26%</text:p>
          </table:table-cell>
          <table:table-cell office:value-type="float" office:value="226">
            <text:p>226</text:p>
          </table:table-cell>
          <table:table-cell office:value-type="float" office:value="592">
            <text:p>59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producedIn&gt; <text:s/>?b <text:s text:c="2"/>=&gt; ?a <text:s/>&lt;inCountry&gt; <text:s/>?b</text:p>
          </table:table-cell>
          <table:table-cell office:value-type="float" office:value="0.020030678">
            <text:p>0.020030678</text:p>
          </table:table-cell>
          <table:table-cell office:value-type="float" office:value="0.238389262">
            <text:p>0.238389262</text:p>
          </table:table-cell>
          <table:table-cell office:value-type="percentage" office:value="0.929113262">
            <text:p>92.91%</text:p>
          </table:table-cell>
          <table:table-cell office:value-type="percentage" office:value="0.961819659">
            <text:p>96.18%</text:p>
          </table:table-cell>
          <table:table-cell office:value-type="float" office:value="7104">
            <text:p>7104</text:p>
          </table:table-cell>
          <table:table-cell office:value-type="float" office:value="7646">
            <text:p>764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editorOf&gt; <text:s/>?b <text:s text:c="2"/>=&gt; ?a <text:s/>&lt;producerOf&gt; <text:s/>?b</text:p>
          </table:table-cell>
          <table:table-cell office:value-type="float" office:value="0.000510354">
            <text:p>0.000510354</text:p>
          </table:table-cell>
          <table:table-cell office:value-type="float" office:value="0.023960815">
            <text:p>0.023960815</text:p>
          </table:table-cell>
          <table:table-cell office:value-type="percentage" office:value="0.214201183">
            <text:p>21.42%</text:p>
          </table:table-cell>
          <table:table-cell office:value-type="percentage" office:value="0.957671958">
            <text:p>95.77%</text:p>
          </table:table-cell>
          <table:table-cell office:value-type="float" office:value="181">
            <text:p>181</text:p>
          </table:table-cell>
          <table:table-cell office:value-type="float" office:value="845">
            <text:p>84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editorOf&gt; <text:s/>?b <text:s text:c="2"/>=&gt; ?a <text:s/>&lt;writerOf&gt; <text:s/>?b</text:p>
          </table:table-cell>
          <table:table-cell office:value-type="float" office:value="0.000501895">
            <text:p>0.000501895</text:p>
          </table:table-cell>
          <table:table-cell office:value-type="float" office:value="0.030978072">
            <text:p>0.030978072</text:p>
          </table:table-cell>
          <table:table-cell office:value-type="percentage" office:value="0.210650888">
            <text:p>21.07%</text:p>
          </table:table-cell>
          <table:table-cell office:value-type="percentage" office:value="0.956989247">
            <text:p>95.70%</text:p>
          </table:table-cell>
          <table:table-cell office:value-type="float" office:value="178">
            <text:p>178</text:p>
          </table:table-cell>
          <table:table-cell office:value-type="float" office:value="845">
            <text:p>84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producerOf&gt; <text:s/>?b <text:s text:c="2"/>=&gt; ?a <text:s/>&lt;editorOf&gt; <text:s/>?b</text:p>
          </table:table-cell>
          <table:table-cell office:value-type="float" office:value="0.000510354">
            <text:p>0.000510354</text:p>
          </table:table-cell>
          <table:table-cell office:value-type="float" office:value="0.214201183">
            <text:p>0.214201183</text:p>
          </table:table-cell>
          <table:table-cell office:value-type="percentage" office:value="0.023960815">
            <text:p>2.40%</text:p>
          </table:table-cell>
          <table:table-cell office:value-type="percentage" office:value="0.952631579">
            <text:p>95.26%</text:p>
          </table:table-cell>
          <table:table-cell office:value-type="float" office:value="181">
            <text:p>181</text:p>
          </table:table-cell>
          <table:table-cell office:value-type="float" office:value="7554">
            <text:p>755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riterOf&gt; <text:s/>?b <text:s text:c="2"/>=&gt; ?a <text:s/>&lt;editorOf&gt; <text:s/>?b</text:p>
          </table:table-cell>
          <table:table-cell office:value-type="float" office:value="0.000501895">
            <text:p>0.000501895</text:p>
          </table:table-cell>
          <table:table-cell office:value-type="float" office:value="0.210650888">
            <text:p>0.210650888</text:p>
          </table:table-cell>
          <table:table-cell office:value-type="percentage" office:value="0.030978072">
            <text:p>3.10%</text:p>
          </table:table-cell>
          <table:table-cell office:value-type="percentage" office:value="0.951871658">
            <text:p>95.19%</text:p>
          </table:table-cell>
          <table:table-cell office:value-type="float" office:value="178">
            <text:p>178</text:p>
          </table:table-cell>
          <table:table-cell office:value-type="float" office:value="5746">
            <text:p>574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riterOf&gt; <text:s/>?b <text:s text:c="2"/>=&gt; ?a <text:s/>&lt;composerOf&gt; <text:s/>?b</text:p>
          </table:table-cell>
          <table:table-cell office:value-type="float" office:value="0.000115605">
            <text:p>0.000115605</text:p>
          </table:table-cell>
          <table:table-cell office:value-type="float" office:value="0.016673444">
            <text:p>0.016673444</text:p>
          </table:table-cell>
          <table:table-cell office:value-type="percentage" office:value="0.007135399">
            <text:p>0.71%</text:p>
          </table:table-cell>
          <table:table-cell office:value-type="percentage" office:value="0.891304348">
            <text:p>89.13%</text:p>
          </table:table-cell>
          <table:table-cell office:value-type="float" office:value="41">
            <text:p>41</text:p>
          </table:table-cell>
          <table:table-cell office:value-type="float" office:value="5746">
            <text:p>574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composerOf&gt; <text:s/>?b <text:s text:c="2"/>=&gt; ?a <text:s/>&lt;editorOf&gt; <text:s/>?b</text:p>
          </table:table-cell>
          <table:table-cell office:value-type="float" office:value="0.000033836">
            <text:p>0.000033836</text:p>
          </table:table-cell>
          <table:table-cell office:value-type="float" office:value="0.014201183">
            <text:p>0.014201183</text:p>
          </table:table-cell>
          <table:table-cell office:value-type="percentage" office:value="0.004880033">
            <text:p>0.49%</text:p>
          </table:table-cell>
          <table:table-cell office:value-type="percentage" office:value="0.857142857">
            <text:p>85.71%</text:p>
          </table:table-cell>
          <table:table-cell office:value-type="float" office:value="12">
            <text:p>12</text:p>
          </table:table-cell>
          <table:table-cell office:value-type="float" office:value="2459">
            <text:p>245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mdb:actedIn&gt; <text:s/>?b <text:s text:c="2"/>=&gt; ?a <text:s/>&lt;actedIn&gt; <text:s/>?b</text:p>
          </table:table-cell>
          <table:table-cell office:value-type="float" office:value="0.00015508">
            <text:p>0.00015508</text:p>
          </table:table-cell>
          <table:table-cell office:value-type="float" office:value="0.064629847">
            <text:p>0.064629847</text:p>
          </table:table-cell>
          <table:table-cell office:value-type="percentage" office:value="0.000799791">
            <text:p>0.08%</text:p>
          </table:table-cell>
          <table:table-cell office:value-type="percentage" office:value="0.846153846">
            <text:p>84.62%</text:p>
          </table:table-cell>
          <table:table-cell office:value-type="float" office:value="55">
            <text:p>55</text:p>
          </table:table-cell>
          <table:table-cell office:value-type="float" office:value="68768">
            <text:p>6876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producerOf&gt; <text:s/>?b <text:s text:c="2"/>=&gt; ?a <text:s/>&lt;composerOf&gt; <text:s/>?b</text:p>
          </table:table-cell>
          <table:table-cell office:value-type="float" office:value="0.00007613">
            <text:p>0.00007613</text:p>
          </table:table-cell>
          <table:table-cell office:value-type="float" office:value="0.010980073">
            <text:p>0.010980073</text:p>
          </table:table-cell>
          <table:table-cell office:value-type="percentage" office:value="0.003574265">
            <text:p>0.36%</text:p>
          </table:table-cell>
          <table:table-cell office:value-type="percentage" office:value="0.794117647">
            <text:p>79.41%</text:p>
          </table:table-cell>
          <table:table-cell office:value-type="float" office:value="27">
            <text:p>27</text:p>
          </table:table-cell>
          <table:table-cell office:value-type="float" office:value="7554">
            <text:p>755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irected&gt; <text:s/>?b <text:s text:c="2"/>=&gt; ?a <text:s/>&lt;wroteMusicFor&gt; <text:s/>?b</text:p>
          </table:table-cell>
          <table:table-cell office:value-type="float" office:value="0.000008459">
            <text:p>0.000008459</text:p>
          </table:table-cell>
          <table:table-cell office:value-type="float" office:value="0.016042781">
            <text:p>0.016042781</text:p>
          </table:table-cell>
          <table:table-cell office:value-type="percentage" office:value="0.010273973">
            <text:p>1.03%</text:p>
          </table:table-cell>
          <table:table-cell office:value-type="percentage" office:value="0.75">
            <text:p>75.00%</text:p>
          </table:table-cell>
          <table:table-cell office:value-type="float" office:value="3">
            <text:p>3</text:p>
          </table:table-cell>
          <table:table-cell office:value-type="float" office:value="292">
            <text:p>29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roteMusicFor&gt; <text:s/>?b <text:s text:c="2"/>=&gt; ?a <text:s/>&lt;directed&gt; <text:s/>?b</text:p>
          </table:table-cell>
          <table:table-cell office:value-type="float" office:value="0.000008459">
            <text:p>0.000008459</text:p>
          </table:table-cell>
          <table:table-cell office:value-type="float" office:value="0.010273973">
            <text:p>0.010273973</text:p>
          </table:table-cell>
          <table:table-cell office:value-type="percentage" office:value="0.016042781">
            <text:p>1.60%</text:p>
          </table:table-cell>
          <table:table-cell office:value-type="percentage" office:value="0.75">
            <text:p>75.00%</text:p>
          </table:table-cell>
          <table:table-cell office:value-type="float" office:value="3">
            <text:p>3</text:p>
          </table:table-cell>
          <table:table-cell office:value-type="float" office:value="187">
            <text:p>18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actedIn&gt; <text:s/>?b <text:s text:c="2"/>=&gt; ?a <text:s/>&lt;directed&gt; <text:s/>?b</text:p>
          </table:table-cell>
          <table:table-cell office:value-type="float" office:value="0.000019737">
            <text:p>0.000019737</text:p>
          </table:table-cell>
          <table:table-cell office:value-type="float" office:value="0.023972603">
            <text:p>0.023972603</text:p>
          </table:table-cell>
          <table:table-cell office:value-type="percentage" office:value="0.008225617">
            <text:p>0.82%</text:p>
          </table:table-cell>
          <table:table-cell office:value-type="percentage" office:value="0.7">
            <text:p>70.00%</text:p>
          </table:table-cell>
          <table:table-cell office:value-type="float" office:value="7">
            <text:p>7</text:p>
          </table:table-cell>
          <table:table-cell office:value-type="float" office:value="851">
            <text:p>85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bornOn&gt; <text:s/>?b <text:s text:c="2"/>=&gt; ?a <text:s/>&lt;wasBornOnDate&gt; <text:s/>?b</text:p>
          </table:table-cell>
          <table:table-cell office:value-type="float" office:value="0.000662614">
            <text:p>0.000662614</text:p>
          </table:table-cell>
          <table:table-cell office:value-type="float" office:value="0.037060401">
            <text:p>0.037060401</text:p>
          </table:table-cell>
          <table:table-cell office:value-type="percentage" office:value="0.10676965">
            <text:p>10.68%</text:p>
          </table:table-cell>
          <table:table-cell office:value-type="percentage" office:value="0.68914956">
            <text:p>68.91%</text:p>
          </table:table-cell>
          <table:table-cell office:value-type="float" office:value="235">
            <text:p>235</text:p>
          </table:table-cell>
          <table:table-cell office:value-type="float" office:value="2201">
            <text:p>220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OnDate&gt; <text:s/>?b <text:s text:c="2"/>=&gt; ?a <text:s/>&lt;bornOn&gt; <text:s/>?b</text:p>
          </table:table-cell>
          <table:table-cell office:value-type="float" office:value="0.000662614">
            <text:p>0.000662614</text:p>
          </table:table-cell>
          <table:table-cell office:value-type="float" office:value="0.10676965">
            <text:p>0.10676965</text:p>
          </table:table-cell>
          <table:table-cell office:value-type="percentage" office:value="0.037060401">
            <text:p>3.71%</text:p>
          </table:table-cell>
          <table:table-cell office:value-type="percentage" office:value="0.683139535">
            <text:p>68.31%</text:p>
          </table:table-cell>
          <table:table-cell office:value-type="float" office:value="235">
            <text:p>235</text:p>
          </table:table-cell>
          <table:table-cell office:value-type="float" office:value="6341">
            <text:p>634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mdb:actedIn&gt; <text:s/>?b <text:s text:c="2"/>=&gt; ?a <text:s/>&lt;editorOf&gt; <text:s/>?b</text:p>
          </table:table-cell>
          <table:table-cell office:value-type="float" office:value="0.000267865">
            <text:p>0.000267865</text:p>
          </table:table-cell>
          <table:table-cell office:value-type="float" office:value="0.112426036">
            <text:p>0.112426036</text:p>
          </table:table-cell>
          <table:table-cell office:value-type="percentage" office:value="0.001381456">
            <text:p>0.14%</text:p>
          </table:table-cell>
          <table:table-cell office:value-type="percentage" office:value="0.608974359">
            <text:p>60.90%</text:p>
          </table:table-cell>
          <table:table-cell office:value-type="float" office:value="95">
            <text:p>95</text:p>
          </table:table-cell>
          <table:table-cell office:value-type="float" office:value="68768">
            <text:p>6876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nCountry&gt; <text:s/>?b <text:s text:c="2"/>=&gt; ?a <text:s/>&lt;producedIn&gt; <text:s/>?b</text:p>
          </table:table-cell>
          <table:table-cell office:value-type="float" office:value="0.020030678">
            <text:p>0.020030678</text:p>
          </table:table-cell>
          <table:table-cell office:value-type="float" office:value="0.929113262">
            <text:p>0.929113262</text:p>
          </table:table-cell>
          <table:table-cell office:value-type="percentage" office:value="0.238389262">
            <text:p>23.84%</text:p>
          </table:table-cell>
          <table:table-cell office:value-type="percentage" office:value="0.60853178">
            <text:p>60.85%</text:p>
          </table:table-cell>
          <table:table-cell office:value-type="float" office:value="7104">
            <text:p>7104</text:p>
          </table:table-cell>
          <table:table-cell office:value-type="float" office:value="29800">
            <text:p>2980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mdb:actedIn&gt; <text:s/>?b <text:s text:c="2"/>=&gt; ?a <text:s/>&lt;directed&gt; <text:s/>?b</text:p>
          </table:table-cell>
          <table:table-cell office:value-type="float" office:value="0.000008459">
            <text:p>0.000008459</text:p>
          </table:table-cell>
          <table:table-cell office:value-type="float" office:value="0.010273973">
            <text:p>0.010273973</text:p>
          </table:table-cell>
          <table:table-cell office:value-type="percentage" office:value="0.000043625">
            <text:p>0.00%</text:p>
          </table:table-cell>
          <table:table-cell office:value-type="percentage" office:value="0.6">
            <text:p>60.00%</text:p>
          </table:table-cell>
          <table:table-cell office:value-type="float" office:value="3">
            <text:p>3</text:p>
          </table:table-cell>
          <table:table-cell office:value-type="float" office:value="68768">
            <text:p>6876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mdb:actedIn&gt; <text:s/>?b <text:s text:c="2"/>=&gt; ?a <text:s/>&lt;writerOf&gt; <text:s/>?b</text:p>
          </table:table-cell>
          <table:table-cell office:value-type="float" office:value="0.001669223">
            <text:p>0.001669223</text:p>
          </table:table-cell>
          <table:table-cell office:value-type="float" office:value="0.103028194">
            <text:p>0.103028194</text:p>
          </table:table-cell>
          <table:table-cell office:value-type="percentage" office:value="0.008608655">
            <text:p>0.86%</text:p>
          </table:table-cell>
          <table:table-cell office:value-type="percentage" office:value="0.574199806">
            <text:p>57.42%</text:p>
          </table:table-cell>
          <table:table-cell office:value-type="float" office:value="592">
            <text:p>592</text:p>
          </table:table-cell>
          <table:table-cell office:value-type="float" office:value="68768">
            <text:p>6876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producerOf&gt; <text:s/>?b <text:s text:c="2"/>=&gt; ?a <text:s/>&lt;directed&gt; <text:s/>?b</text:p>
          </table:table-cell>
          <table:table-cell office:value-type="float" office:value="0.000011279">
            <text:p>0.000011279</text:p>
          </table:table-cell>
          <table:table-cell office:value-type="float" office:value="0.01369863">
            <text:p>0.01369863</text:p>
          </table:table-cell>
          <table:table-cell office:value-type="percentage" office:value="0.000529521">
            <text:p>0.05%</text:p>
          </table:table-cell>
          <table:table-cell office:value-type="percentage" office:value="0.571428571">
            <text:p>57.14%</text:p>
          </table:table-cell>
          <table:table-cell office:value-type="float" office:value="4">
            <text:p>4</text:p>
          </table:table-cell>
          <table:table-cell office:value-type="float" office:value="7554">
            <text:p>755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producerOf&gt; <text:s/>?b <text:s text:c="2"/>=&gt; ?a <text:s/>&lt;writerOf&gt; <text:s/>?b</text:p>
          </table:table-cell>
          <table:table-cell office:value-type="float" office:value="0.002985992">
            <text:p>0.002985992</text:p>
          </table:table-cell>
          <table:table-cell office:value-type="float" office:value="0.184302123">
            <text:p>0.184302123</text:p>
          </table:table-cell>
          <table:table-cell office:value-type="percentage" office:value="0.140190627">
            <text:p>14.02%</text:p>
          </table:table-cell>
          <table:table-cell office:value-type="percentage" office:value="0.495322732">
            <text:p>49.53%</text:p>
          </table:table-cell>
          <table:table-cell office:value-type="float" office:value="1059">
            <text:p>1059</text:p>
          </table:table-cell>
          <table:table-cell office:value-type="float" office:value="7554">
            <text:p>755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riterOf&gt; <text:s/>?b <text:s text:c="2"/>=&gt; ?a <text:s/>&lt;producerOf&gt; <text:s/>?b</text:p>
          </table:table-cell>
          <table:table-cell office:value-type="float" office:value="0.002985992">
            <text:p>0.002985992</text:p>
          </table:table-cell>
          <table:table-cell office:value-type="float" office:value="0.140190627">
            <text:p>0.140190627</text:p>
          </table:table-cell>
          <table:table-cell office:value-type="percentage" office:value="0.184302123">
            <text:p>18.43%</text:p>
          </table:table-cell>
          <table:table-cell office:value-type="percentage" office:value="0.486672794">
            <text:p>48.67%</text:p>
          </table:table-cell>
          <table:table-cell office:value-type="float" office:value="1059">
            <text:p>1059</text:p>
          </table:table-cell>
          <table:table-cell office:value-type="float" office:value="5746">
            <text:p>574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asCreatedOnDate&gt; <text:s/>?b <text:s text:c="2"/>=&gt; ?a <text:s/>&lt;happenedOnDate&gt; <text:s/>?b</text:p>
          </table:table-cell>
          <table:table-cell office:value-type="float" office:value="0.000149441">
            <text:p>0.000149441</text:p>
          </table:table-cell>
          <table:table-cell office:value-type="float" office:value="0.235555556">
            <text:p>0.235555556</text:p>
          </table:table-cell>
          <table:table-cell office:value-type="percentage" office:value="0.007955569">
            <text:p>0.80%</text:p>
          </table:table-cell>
          <table:table-cell office:value-type="percentage" office:value="0.445378151">
            <text:p>44.54%</text:p>
          </table:table-cell>
          <table:table-cell office:value-type="float" office:value="53">
            <text:p>53</text:p>
          </table:table-cell>
          <table:table-cell office:value-type="float" office:value="6662">
            <text:p>666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mdb:actedIn&gt; <text:s/>?b <text:s text:c="2"/>=&gt; ?a <text:s/>&lt;producerOf&gt; <text:s/>?b</text:p>
          </table:table-cell>
          <table:table-cell office:value-type="float" office:value="0.001440833">
            <text:p>0.001440833</text:p>
          </table:table-cell>
          <table:table-cell office:value-type="float" office:value="0.06764628">
            <text:p>0.06764628</text:p>
          </table:table-cell>
          <table:table-cell office:value-type="percentage" office:value="0.007430782">
            <text:p>0.74%</text:p>
          </table:table-cell>
          <table:table-cell office:value-type="percentage" office:value="0.433786078">
            <text:p>43.38%</text:p>
          </table:table-cell>
          <table:table-cell office:value-type="float" office:value="511">
            <text:p>511</text:p>
          </table:table-cell>
          <table:table-cell office:value-type="float" office:value="68768">
            <text:p>6876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rdfs:label <text:s/>?b <text:s text:c="2"/>=&gt; ?a <text:s/>skos:prefLabel <text:s/>?b</text:p>
          </table:table-cell>
          <table:table-cell office:value-type="float" office:value="0.070493661">
            <text:p>0.070493661</text:p>
          </table:table-cell>
          <table:table-cell office:value-type="float" office:value="1">
            <text:p>1</text:p>
          </table:table-cell>
          <table:table-cell table:number-columns-repeated="2" office:value-type="percentage" office:value="0.384713631">
            <text:p>38.47%</text:p>
          </table:table-cell>
          <table:table-cell office:value-type="float" office:value="25001">
            <text:p>25001</text:p>
          </table:table-cell>
          <table:table-cell office:value-type="float" office:value="64986">
            <text:p>649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isConnectedTo&gt; <text:s/>?b <text:s/>?a <text:s/>&lt;isConnectedTo&gt; <text:s/>?e <text:s text:c="2"/>=&gt; ?a <text:s/>&lt;isConnectedTo&gt; <text:s/>?b</text:p>
          </table:table-cell>
          <table:table-cell office:value-type="float" office:value="0.000439863">
            <text:p>0.000439863</text:p>
          </table:table-cell>
          <table:table-cell office:value-type="float" office:value="0.241112828">
            <text:p>0.241112828</text:p>
          </table:table-cell>
          <table:table-cell table:number-columns-repeated="2" office:value-type="percentage" office:value="0.2496">
            <text:p>24.96%</text:p>
          </table:table-cell>
          <table:table-cell office:value-type="float" office:value="156">
            <text:p>156</text:p>
          </table:table-cell>
          <table:table-cell office:value-type="float" office:value="625">
            <text:p>62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f <text:s/>&lt;isConnectedTo&gt; <text:s/>?b <text:s/>?a <text:s/>&lt;isConnectedTo&gt; <text:s/>?f <text:s text:c="2"/>=&gt; ?a <text:s/>&lt;isConnectedTo&gt; <text:s/>?b</text:p>
          </table:table-cell>
          <table:table-cell office:value-type="float" office:value="0.000439863">
            <text:p>0.000439863</text:p>
          </table:table-cell>
          <table:table-cell office:value-type="float" office:value="0.241112828">
            <text:p>0.241112828</text:p>
          </table:table-cell>
          <table:table-cell table:number-columns-repeated="2" office:value-type="percentage" office:value="0.2496">
            <text:p>24.96%</text:p>
          </table:table-cell>
          <table:table-cell office:value-type="float" office:value="156">
            <text:p>156</text:p>
          </table:table-cell>
          <table:table-cell office:value-type="float" office:value="625">
            <text:p>62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mdb:actedIn&gt; <text:s/>?b <text:s text:c="2"/>=&gt; ?a <text:s/>&lt;composerOf&gt; <text:s/>?b</text:p>
          </table:table-cell>
          <table:table-cell office:value-type="float" office:value="0.000487797">
            <text:p>0.000487797</text:p>
          </table:table-cell>
          <table:table-cell office:value-type="float" office:value="0.070353802">
            <text:p>0.070353802</text:p>
          </table:table-cell>
          <table:table-cell office:value-type="percentage" office:value="0.002515705">
            <text:p>0.25%</text:p>
          </table:table-cell>
          <table:table-cell office:value-type="percentage" office:value="0.225554107">
            <text:p>22.56%</text:p>
          </table:table-cell>
          <table:table-cell office:value-type="float" office:value="173">
            <text:p>173</text:p>
          </table:table-cell>
          <table:table-cell office:value-type="float" office:value="68768">
            <text:p>6876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asBornIn&gt; <text:s/>?b <text:s text:c="2"/>=&gt; ?a <text:s/>&lt;diedIn&gt; <text:s/>?b</text:p>
          </table:table-cell>
          <table:table-cell office:value-type="float" office:value="0.000093048">
            <text:p>0.000093048</text:p>
          </table:table-cell>
          <table:table-cell office:value-type="float" office:value="0.097922849">
            <text:p>0.097922849</text:p>
          </table:table-cell>
          <table:table-cell office:value-type="percentage" office:value="0.027895182">
            <text:p>2.79%</text:p>
          </table:table-cell>
          <table:table-cell office:value-type="percentage" office:value="0.222972973">
            <text:p>22.30%</text:p>
          </table:table-cell>
          <table:table-cell office:value-type="float" office:value="33">
            <text:p>33</text:p>
          </table:table-cell>
          <table:table-cell office:value-type="float" office:value="1183">
            <text:p>118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b <text:s text:c="2"/>=&gt; ?a <text:s/>&lt;wasBornIn&gt; <text:s/>?b</text:p>
          </table:table-cell>
          <table:table-cell office:value-type="float" office:value="0.000093048">
            <text:p>0.000093048</text:p>
          </table:table-cell>
          <table:table-cell office:value-type="float" office:value="0.027895182">
            <text:p>0.027895182</text:p>
          </table:table-cell>
          <table:table-cell office:value-type="percentage" office:value="0.097922849">
            <text:p>9.79%</text:p>
          </table:table-cell>
          <table:table-cell office:value-type="percentage" office:value="0.222972973">
            <text:p>22.30%</text:p>
          </table:table-cell>
          <table:table-cell office:value-type="float" office:value="33">
            <text:p>33</text:p>
          </table:table-cell>
          <table:table-cell office:value-type="float" office:value="337">
            <text:p>33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livesIn&gt; <text:s/>?b <text:s text:c="2"/>=&gt; ?a <text:s/>&lt;isCitizenOf&gt; <text:s/>?b</text:p>
          </table:table-cell>
          <table:table-cell office:value-type="float" office:value="0.000022557">
            <text:p>0.000022557</text:p>
          </table:table-cell>
          <table:table-cell office:value-type="float" office:value="0.025889968">
            <text:p>0.025889968</text:p>
          </table:table-cell>
          <table:table-cell office:value-type="percentage" office:value="0.034632035">
            <text:p>3.46%</text:p>
          </table:table-cell>
          <table:table-cell office:value-type="percentage" office:value="0.210526316">
            <text:p>21.05%</text:p>
          </table:table-cell>
          <table:table-cell office:value-type="float" office:value="8">
            <text:p>8</text:p>
          </table:table-cell>
          <table:table-cell office:value-type="float" office:value="231">
            <text:p>23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livesIn&gt; <text:s/>?b <text:s text:c="2"/>=&gt; ?a <text:s/>&lt;wasBornIn&gt; <text:s/>?b</text:p>
          </table:table-cell>
          <table:table-cell office:value-type="float" office:value="0.000053573">
            <text:p>0.000053573</text:p>
          </table:table-cell>
          <table:table-cell office:value-type="float" office:value="0.016060862">
            <text:p>0.016060862</text:p>
          </table:table-cell>
          <table:table-cell office:value-type="percentage" office:value="0.082251082">
            <text:p>8.23%</text:p>
          </table:table-cell>
          <table:table-cell office:value-type="percentage" office:value="0.2">
            <text:p>20.00%</text:p>
          </table:table-cell>
          <table:table-cell office:value-type="float" office:value="19">
            <text:p>19</text:p>
          </table:table-cell>
          <table:table-cell office:value-type="float" office:value="231">
            <text:p>23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ConnectedTo&gt; <text:s/>?f <text:s/>?b <text:s/>&lt;isConnectedTo&gt; <text:s/>?f <text:s text:c="2"/>=&gt; ?a <text:s/>&lt;isConnectedTo&gt; <text:s/>?b</text:p>
          </table:table-cell>
          <table:table-cell office:value-type="float" office:value="0.000025377">
            <text:p>0.000025377</text:p>
          </table:table-cell>
          <table:table-cell office:value-type="float" office:value="0.013910355">
            <text:p>0.013910355</text:p>
          </table:table-cell>
          <table:table-cell office:value-type="percentage" office:value="0.077586207">
            <text:p>7.76%</text:p>
          </table:table-cell>
          <table:table-cell office:value-type="percentage" office:value="0.176470588">
            <text:p>17.65%</text:p>
          </table:table-cell>
          <table:table-cell office:value-type="float" office:value="9">
            <text:p>9</text:p>
          </table:table-cell>
          <table:table-cell office:value-type="float" office:value="116">
            <text:p>11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asBornIn&gt; <text:s/>?b <text:s text:c="2"/>=&gt; ?a <text:s/>&lt;livesIn&gt; <text:s/>?b</text:p>
          </table:table-cell>
          <table:table-cell office:value-type="float" office:value="0.000053573">
            <text:p>0.000053573</text:p>
          </table:table-cell>
          <table:table-cell office:value-type="float" office:value="0.082251082">
            <text:p>0.082251082</text:p>
          </table:table-cell>
          <table:table-cell office:value-type="percentage" office:value="0.016060862">
            <text:p>1.61%</text:p>
          </table:table-cell>
          <table:table-cell office:value-type="percentage" office:value="0.11875">
            <text:p>11.88%</text:p>
          </table:table-cell>
          <table:table-cell office:value-type="float" office:value="19">
            <text:p>19</text:p>
          </table:table-cell>
          <table:table-cell office:value-type="float" office:value="1183">
            <text:p>118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orksAt&gt; <text:s/>?b <text:s text:c="2"/>=&gt; ?a <text:s/>&lt;graduatedFrom&gt; <text:s/>?b</text:p>
          </table:table-cell>
          <table:table-cell office:value-type="float" office:value="0.000005639">
            <text:p>0.000005639</text:p>
          </table:table-cell>
          <table:table-cell office:value-type="float" office:value="0.010638298">
            <text:p>0.010638298</text:p>
          </table:table-cell>
          <table:table-cell office:value-type="percentage" office:value="0.076923077">
            <text:p>7.69%</text:p>
          </table:table-cell>
          <table:table-cell office:value-type="percentage" office:value="0.095238095">
            <text:p>9.52%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b <text:s text:c="2"/>=&gt; ?a <text:s/>&lt;livesIn&gt; <text:s/>?b</text:p>
          </table:table-cell>
          <table:table-cell office:value-type="float" office:value="0.000008459">
            <text:p>0.000008459</text:p>
          </table:table-cell>
          <table:table-cell office:value-type="float" office:value="0.012987013">
            <text:p>0.012987013</text:p>
          </table:table-cell>
          <table:table-cell office:value-type="percentage" office:value="0.008902077">
            <text:p>0.89%</text:p>
          </table:table-cell>
          <table:table-cell office:value-type="percentage" office:value="0.053571429">
            <text:p>5.36%</text:p>
          </table:table-cell>
          <table:table-cell office:value-type="float" office:value="3">
            <text:p>3</text:p>
          </table:table-cell>
          <table:table-cell office:value-type="float" office:value="337">
            <text:p>33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CitizenOf&gt; <text:s/>?b <text:s text:c="2"/>=&gt; ?a <text:s/>&lt;livesIn&gt; <text:s/>?b</text:p>
          </table:table-cell>
          <table:table-cell office:value-type="float" office:value="0.000022557">
            <text:p>0.000022557</text:p>
          </table:table-cell>
          <table:table-cell office:value-type="float" office:value="0.034632035">
            <text:p>0.034632035</text:p>
          </table:table-cell>
          <table:table-cell office:value-type="percentage" office:value="0.025889968">
            <text:p>2.59%</text:p>
          </table:table-cell>
          <table:table-cell office:value-type="percentage" office:value="0.034934498">
            <text:p>3.49%</text:p>
          </table:table-cell>
          <table:table-cell office:value-type="float" office:value="8">
            <text:p>8</text:p>
          </table:table-cell>
          <table:table-cell office:value-type="float" office:value="309">
            <text:p>30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rdfs:label <text:s/>?b <text:s text:c="2"/>=&gt; ?a <text:s/>&lt;hasFamilyName&gt; <text:s/>?b</text:p>
          </table:table-cell>
          <table:table-cell office:value-type="float" office:value="0.000882545">
            <text:p>0.000882545</text:p>
          </table:table-cell>
          <table:table-cell office:value-type="float" office:value="0.047903275">
            <text:p>0.047903275</text:p>
          </table:table-cell>
          <table:table-cell office:value-type="percentage" office:value="0.004816422">
            <text:p>0.48%</text:p>
          </table:table-cell>
          <table:table-cell office:value-type="percentage" office:value="0.022209608">
            <text:p>2.22%</text:p>
          </table:table-cell>
          <table:table-cell office:value-type="float" office:value="313">
            <text:p>313</text:p>
          </table:table-cell>
          <table:table-cell office:value-type="float" office:value="64986">
            <text:p>649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CreatedOnDate&gt; <text:s/>?b <text:s text:c="2"/>=&gt; ?a <text:s/>&lt;wasDestroyedOnDate&gt; <text:s/>?b</text:p>
          </table:table-cell>
          <table:table-cell office:value-type="float" office:value="0.000022557">
            <text:p>0.000022557</text:p>
          </table:table-cell>
          <table:table-cell office:value-type="float" office:value="0.02020202">
            <text:p>0.02020202</text:p>
          </table:table-cell>
          <table:table-cell office:value-type="percentage" office:value="0.001200841">
            <text:p>0.12%</text:p>
          </table:table-cell>
          <table:table-cell office:value-type="percentage" office:value="0.020356234">
            <text:p>2.04%</text:p>
          </table:table-cell>
          <table:table-cell office:value-type="float" office:value="8">
            <text:p>8</text:p>
          </table:table-cell>
          <table:table-cell office:value-type="float" office:value="6662">
            <text:p>666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ConnectedTo&gt; <text:s/>?a <text:s text:c="2"/>=&gt; ?a <text:s/>&lt;isConnectedTo&gt; <text:s/>?b</text:p>
          </table:table-cell>
          <table:table-cell office:value-type="float" office:value="0.000022557">
            <text:p>0.000022557</text:p>
          </table:table-cell>
          <table:table-cell office:value-type="float" office:value="0.01236476">
            <text:p>0.01236476</text:p>
          </table:table-cell>
          <table:table-cell office:value-type="percentage" office:value="0.01236476">
            <text:p>1.24%</text:p>
          </table:table-cell>
          <table:table-cell office:value-type="percentage" office:value="0.01965602">
            <text:p>1.97%</text:p>
          </table:table-cell>
          <table:table-cell office:value-type="float" office:value="8">
            <text:p>8</text:p>
          </table:table-cell>
          <table:table-cell office:value-type="float" office:value="647">
            <text:p>64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e <text:s/>&lt;isConnectedTo&gt; <text:s/>?a <text:s/>?e <text:s/>&lt;isConnectedTo&gt; <text:s/>?b <text:s text:c="2"/>=&gt; ?a <text:s/>&lt;isConnectedTo&gt; <text:s/>?b</text:p>
          </table:table-cell>
          <table:table-cell office:value-type="float" office:value="0.000439863">
            <text:p>0.000439863</text:p>
          </table:table-cell>
          <table:table-cell office:value-type="float" office:value="0.241112828">
            <text:p>0.241112828</text:p>
          </table:table-cell>
          <table:table-cell table:number-columns-repeated="2" office:value-type="percentage" office:value="0.002831422">
            <text:p>0.28%</text:p>
          </table:table-cell>
          <table:table-cell office:value-type="float" office:value="156">
            <text:p>156</text:p>
          </table:table-cell>
          <table:table-cell office:value-type="float" office:value="55096">
            <text:p>55096</text:p>
          </table:table-cell>
          <table:table-cell office:value-type="string">
            <text:p>?b</text:p>
          </table:table-cell>
        </table:table-row>
      </table:table>
      <table:database-ranges>
        <table:database-range table:target-range-address="'All rules'.A2:'All rules'.H68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6/27/2013</text:date>, <text:time>01:5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Galárraga</meta:initial-creator>
    <meta:creation-date>2013-06-25T10:59:40</meta:creation-date>
    <dc:date>2013-06-27T01:55:34</dc:date>
    <dc:creator>Luis Galárraga</dc:creator>
    <meta:editing-duration>PT02H23M21S</meta:editing-duration>
    <meta:editing-cycles>5</meta:editing-cycles>
    <meta:generator>OpenOffice.org/3.2$Unix OpenOffice.org_project/320m19$Build-9505</meta:generator>
    <meta:document-statistic meta:table-count="1" meta:cell-count="544" meta:object-count="0"/>
  </office:meta>
</office:document-meta>
</file>